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6b876d" officeooo:paragraph-rsid="006b876d" style:font-size-asian="22pt" style:font-name-complex="Awami Nastaliq OT" style:font-size-complex="2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start" style:justify-single-word="false" fo:text-indent="0in" style:auto-text-indent="false" style:writing-mode="lr-tb"/>
      <style:text-properties style:font-name="Awami Nastaliq OT" fo:font-size="14pt" officeooo:rsid="00c4c127" officeooo:paragraph-rsid="00c4c127" style:font-size-asian="14pt" style:font-name-complex="Awami Nastaliq OT" style:font-size-complex="14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c20e4a" officeooo:paragraph-rsid="006d74de" style:font-size-asian="16pt" style:font-weight-asian="bold" style:font-name-complex="Awami Nastaliq OT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رنین</text:p>
      <text:p text:style-name="P3">The kerning algorithm doesn’t recognize that the double nuqta extends right, into the initial beh form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6-16T15:02:28.520413000</dc:date>
    <meta:editing-duration>P3DT11H26M16S</meta:editing-duration>
    <meta:editing-cycles>8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3" meta:word-count="18" meta:character-count="124" meta:non-whitespace-character-count="108"/>
  </office:meta>
</office:document-meta>
</file>